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6f6" officeooo:paragraph-rsid="000f46f6"/>
    </style:style>
    <style:style style:name="P2" style:family="paragraph" style:parent-style-name="Standard">
      <style:text-properties officeooo:rsid="000fb960" officeooo:paragraph-rsid="000fb960"/>
    </style:style>
    <style:style style:name="P3" style:family="paragraph" style:parent-style-name="Standard">
      <style:text-properties officeooo:paragraph-rsid="000f46f6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text-properties fo:color="#cccccc" loext:opacity="100%" officeooo:rsid="0010a4bc" officeooo:paragraph-rsid="0010a4bc" fo:background-color="#1f1f1f"/>
    </style:style>
    <style:style style:name="P6" style:family="paragraph" style:parent-style-name="Standard">
      <style:text-properties officeooo:rsid="0010a4bc" officeooo:paragraph-rsid="0010a4bc"/>
    </style:style>
    <style:style style:name="P7" style:family="paragraph" style:parent-style-name="Standard">
      <style:text-properties fo:font-weight="bold" officeooo:rsid="000fb960" officeooo:paragraph-rsid="000fb960" style:font-weight-asian="bold" style:font-weight-complex="bold"/>
    </style:style>
    <style:style style:name="P8" style:family="paragraph" style:parent-style-name="Standard">
      <style:text-properties fo:font-weight="bold" officeooo:rsid="000f46f6" officeooo:paragraph-rsid="000f46f6" style:font-weight-asian="bold" style:font-weight-complex="bold"/>
    </style:style>
    <style:style style:name="T1" style:family="text">
      <style:text-properties officeooo:rsid="000f46f6"/>
    </style:style>
    <style:style style:name="T2" style:family="text">
      <style:text-properties officeooo:rsid="000fb960"/>
    </style:style>
    <style:style style:name="T3" style:family="text">
      <style:text-properties officeooo:rsid="0010a4bc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 fo:background-color="#1f1f1f" loext:char-shading-value="0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 fo:background-color="#1f1f1f" loext:char-shading-value="0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GIN DATA ACSESS :</text:p>
      <text:p text:style-name="P2">dans<text:tab/>&gt;&gt;PCL\src\Model\Database.class.php</text:p>
      <text:p text:style-name="P3"><text:span text:style-name="T1"><text:tab/></text:span><text:span text:style-name="T3">ajouter le login : <text:tab/><text:tab/> </text:span><text:span text:style-name="T5">private</text:span><text:span text:style-name="T8"> </text:span><text:span text:style-name="T5">static</text:span><text:span text:style-name="T8"> </text:span><text:span text:style-name="T10">$user</text:span><text:span text:style-name="T8"> = </text:span><text:span text:style-name="T12">''</text:span><text:span text:style-name="T8">;</text:span></text:p>
      <text:p text:style-name="P3"><text:span text:style-name="T1"><text:tab/></text:span><text:span text:style-name="T3">ajouter le mot de passe :<text:tab/> </text:span><text:span text:style-name="T5">private</text:span><text:span text:style-name="T8"> </text:span><text:span text:style-name="T5">static</text:span><text:span text:style-name="T8"> </text:span><text:span text:style-name="T10">$password</text:span><text:span text:style-name="T8"> = </text:span><text:span text:style-name="T12">''</text:span><text:span text:style-name="T8">;</text:span></text:p>
      <text:p text:style-name="P1"/>
      <text:p text:style-name="P6">exemple :</text:p>
      <text:p text:style-name="P5"><text:span text:style-name="T7">    </text:span><text:span text:style-name="T4">private</text:span><text:span text:style-name="T7"> </text:span><text:span text:style-name="T4">static</text:span><text:span text:style-name="T7"> </text:span><text:span text:style-name="T9">$user</text:span><text:span text:style-name="T7"> = </text:span><text:span text:style-name="T11">'root'</text:span><text:span text:style-name="T7">;</text:span></text:p>
      <text:p text:style-name="P4"><text:span text:style-name="T6">    </text:span><text:span text:style-name="T4">private</text:span><text:span text:style-name="T7"> </text:span><text:span text:style-name="T4">static</text:span><text:span text:style-name="T7"> </text:span><text:span text:style-name="T9">$password</text:span><text:span text:style-name="T7"> = </text:span><text:span text:style-name="T11">'root'</text:span><text:span text:style-name="T7">;</text:span></text:p>
      <text:p text:style-name="P6"><text:span text:style-name="T8"/></text:p>
      <text:p text:style-name="P8">LOGIN DE CONNEXION :</text:p>
      <text:p text:style-name="P1"/>
      <text:p text:style-name="P1"><text:tab/>le login est le mail </text:p>
      <text:p text:style-name="P1"><text:tab/>le password est le pseu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04:53:38.436000000</meta:creation-date>
    <dc:date>2023-06-20T05:10:03.160000000</dc:date>
    <meta:editing-duration>PT16M22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52" meta:character-count="314" meta:non-whitespace-character-count="255"/>
  </office:meta>
</office:document-meta>
</file>